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90000039DE0C00654C255FFB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.59cm" svg:height="14.012cm" draw:z-index="0"><draw:image xlink:href="Pictures/10000001000004890000039DE0C00654C255FF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20:28:32.052443868</meta:creation-date>
    <dc:date>2023-02-20T20:29:05.312667049</dc:date>
    <meta:editing-duration>PT34S</meta:editing-duration>
    <meta:editing-cycles>1</meta:editing-cycles>
    <meta:generator>LibreOffice/7.4.5.1$Linux_X86_64 LibreOffice_project/40$Build-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